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074" officeooo:paragraph-rsid="0008e074"/>
    </style:style>
    <style:style style:name="P2" style:family="paragraph" style:parent-style-name="Standard">
      <style:text-properties fo:font-weight="normal" officeooo:rsid="0009a832" officeooo:paragraph-rsid="0009a832" style:font-weight-asian="normal" style:font-weight-complex="normal"/>
    </style:style>
    <style:style style:name="P3" style:family="paragraph" style:parent-style-name="Standard">
      <style:text-properties fo:font-weight="normal" officeooo:rsid="000bb950" officeooo:paragraph-rsid="000bb950" style:font-weight-asian="normal" style:font-weight-complex="normal"/>
    </style:style>
    <style:style style:name="P4" style:family="paragraph" style:parent-style-name="Standard">
      <style:text-properties fo:font-weight="normal" officeooo:rsid="000cea2b" officeooo:paragraph-rsid="000cea2b" style:font-weight-asian="normal" style:font-weight-complex="normal"/>
    </style:style>
    <style:style style:name="P5" style:family="paragraph" style:parent-style-name="Standard">
      <style:text-properties fo:font-weight="bold" officeooo:rsid="000b9be5" officeooo:paragraph-rsid="000b9be5" style:font-weight-asian="bold" style:font-weight-complex="bold"/>
    </style:style>
    <style:style style:name="P6" style:family="paragraph" style:parent-style-name="Standard">
      <style:text-properties fo:font-weight="bold" officeooo:rsid="000bb950" officeooo:paragraph-rsid="000b9be5" style:font-weight-asian="bold" style:font-weight-complex="bold"/>
    </style:style>
    <style:style style:name="P7" style:family="paragraph" style:parent-style-name="Standard">
      <style:text-properties fo:font-weight="bold" officeooo:rsid="000bb950" officeooo:paragraph-rsid="000bb950" style:font-weight-asian="bold" style:font-weight-complex="bold"/>
    </style:style>
    <style:style style:name="P8" style:family="paragraph" style:parent-style-name="Standard">
      <style:text-properties fo:font-weight="bold" officeooo:rsid="000bb950" officeooo:paragraph-rsid="00112000" style:font-weight-asian="bold" style:font-weight-complex="bold"/>
    </style:style>
    <style:style style:name="P9" style:family="paragraph" style:parent-style-name="Standard">
      <style:text-properties fo:font-weight="bold" officeooo:rsid="000cea2b" officeooo:paragraph-rsid="000cea2b" style:font-weight-asian="bold" style:font-weight-complex="bold"/>
    </style:style>
    <style:style style:name="P10" style:family="paragraph" style:parent-style-name="Standard">
      <style:text-properties fo:font-weight="bold" officeooo:rsid="000d5688" officeooo:paragraph-rsid="000d568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e07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ALGO 2</text:span></text:p>
      <text:p text:style-name="Standard"><text:span text:style-name="T2"/></text:p>
      <text:p text:style-name="P1"><text:span text:style-name="T1">Exercice 2.1</text:span></text:p>
      <text:p text:style-name="P1"><text:span text:style-name="T1"/></text:p>
      <text:p text:style-name="P2">Ecrire 231</text:p>
      <text:p text:style-name="P2">Ecrire 462</text:p>
      <text:p text:style-name="P2"/>
      <text:p text:style-name="P5">Exercice 2.2</text:p>
      <text:p text:style-name="P6"/>
      <text:p text:style-name="P3">VARIABLES</text:p>
      <text:p text:style-name="P3"><text:tab/>A EST_DU_TYPE NOMBRE</text:p>
      <text:p text:style-name="P3"><text:tab/>B EST_DU_TYPE NOMBRE</text:p>
      <text:p text:style-name="P3"><text:tab/>R EST_DU_TYPE NOMBRE</text:p>
      <text:p text:style-name="P3">DEBUT_ALGORITHME</text:p>
      <text:p text:style-name="P3"><text:tab/>AFFICHER "chiffre"</text:p>
      <text:p text:style-name="P3"><text:tab/>LIRE A</text:p>
      <text:p text:style-name="P3"><text:tab/>AFFICHER A*A</text:p>
      <text:p text:style-name="P3"/>
      <text:p text:style-name="P9">Exercice 2.3</text:p>
      <text:p text:style-name="P9"/>
      <text:p text:style-name="P4">VARIABLES</text:p>
      <text:p text:style-name="P4"><text:tab/>A EST_DU_TYPE NOMBRE</text:p>
      <text:p text:style-name="P4"><text:tab/>B EST_DU_TYPE NOMBRE</text:p>
      <text:p text:style-name="P4"><text:tab/>C EST_DU_TYPE NOMBRE</text:p>
      <text:p text:style-name="P4">DEBUT_ALGORITHME</text:p>
      <text:p text:style-name="P4"><text:tab/>AFFICHER "Prix HT"</text:p>
      <text:p text:style-name="P4"><text:tab/>LIRE A</text:p>
      <text:p text:style-name="P4"><text:tab/>AFFICHER "Quantité"</text:p>
      <text:p text:style-name="P4"><text:tab/>LIRE B</text:p>
      <text:p text:style-name="P4"><text:tab/>AFFICHER "TVA"</text:p>
      <text:p text:style-name="P4"><text:tab/>LIRE C</text:p>
      <text:p text:style-name="P4"><text:tab/>AFFICHER (A+B)*C</text:p>
      <text:p text:style-name="P4"><text:tab/>AFFICHER " euros Prix total TTC"</text:p>
      <text:p text:style-name="P4"/>
      <text:p text:style-name="P10">Exercice 2.4</text:p>
      <text:p text:style-name="P10"/>
      <text:p text:style-name="P10"/>
      <text:p text:style-name="P8"><text:span text:style-name="T3"><text:tab/>AFFICHER "phrase 1"</text:span></text:p>
      <text:p text:style-name="P8"><text:span text:style-name="T3"><text:tab/>LIRE A</text:span></text:p>
      <text:p text:style-name="P8"><text:span text:style-name="T3"><text:tab/>AFFICHER "phrase 2"</text:span></text:p>
      <text:p text:style-name="P8"><text:span text:style-name="T3"><text:tab/>LIRE B</text:span></text:p>
      <text:p text:style-name="P8"><text:span text:style-name="T3"><text:tab/>AFFICHER "phrase 3"</text:span></text:p>
      <text:p text:style-name="P8"><text:span text:style-name="T3"><text:tab/>LIRE C</text:span></text:p>
      <text:p text:style-name="P8"><text:span text:style-name="T3"><text:tab/>AFFICHER "phrase 4"</text:span></text:p>
      <text:p text:style-name="P8"><text:span text:style-name="T3"><text:tab/>LIRE D</text:span></text:p>
      <text:p text:style-name="P8"><text:span text:style-name="T3"><text:tab/>AFFICHER* A+B+C+D</text:span></text:p>
      <text:p text:style-name="P8"><text:span text:style-name="T3"><text:tab/>AFFICHER* B+A+C+D</text:span></text:p>
      <text:p text:style-name="P8"><text:span text:style-name="T3"><text:tab/>AFFICHER* D+B+C+A</text:span></text:p>
      <text:p text:style-name="P8"><text:span text:style-name="T3"><text:tab/>AFFICHER* C+D+B+A</text:span><text:tab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8:49:29.269513633</meta:creation-date>
    <dc:date>2022-02-17T10:20:03.454562430</dc:date>
    <meta:editing-duration>PT40M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91" meta:character-count="600" meta:non-whitespace-character-count="514"/>
  </office:meta>
</office:document-meta>
</file>